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2.7736in" fo:margin-left="0.5403in" fo:margin-right="2.6861in" table:align="margins"/>
    </style:style>
    <style:style style:name="Table1.A" style:family="table-column">
      <style:table-column-properties style:column-width="1.4139in" style:rel-column-width="33400*"/>
    </style:style>
    <style:style style:name="Table1.B" style:family="table-column">
      <style:table-column-properties style:column-width="0.6014in" style:rel-column-width="14211*"/>
    </style:style>
    <style:style style:name="Table1.C" style:family="table-column">
      <style:table-column-properties style:column-width="0.7583in" style:rel-column-width="1792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6333in" fo:margin-left="0.5299in" fo:margin-right="3.8368in" table:align="margins"/>
    </style:style>
    <style:style style:name="Table2.A" style:family="table-column">
      <style:table-column-properties style:column-width="0.8521in" style:rel-column-width="34192*"/>
    </style:style>
    <style:style style:name="Table2.B" style:family="table-column">
      <style:table-column-properties style:column-width="0.7813in" style:rel-column-width="31343*"/>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4792in" table:align="right"/>
    </style:style>
    <style:style style:name="Table3.A" style:family="table-column">
      <style:table-column-properties style:column-width="2.441in"/>
    </style:style>
    <style:style style:name="Table3.B" style:family="table-column">
      <style:table-column-properties style:column-width="3.0382in"/>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5.4604in" table:align="right"/>
    </style:style>
    <style:style style:name="Table4.A" style:family="table-column">
      <style:table-column-properties style:column-width="5.4604in"/>
    </style:style>
    <style:style style:name="Table4.A1" style:family="table-cell">
      <style:table-cell-properties fo:padding="0.0382in" fo:border="none"/>
    </style:style>
    <style:style style:name="Table35" style:family="table">
      <style:table-properties style:width="2.8in" fo:margin-left="0.55in" fo:margin-right="2.65in" table:align="margins"/>
    </style:style>
    <style:style style:name="Table35.A" style:family="table-column">
      <style:table-column-properties style:column-width="1.7021in" style:rel-column-width="39844*"/>
    </style:style>
    <style:style style:name="Table35.B" style:family="table-column">
      <style:table-column-properties style:column-width="1.0979in" style:rel-column-width="25691*"/>
    </style:style>
    <style:style style:name="Table35.A1" style:family="table-cell">
      <style:table-cell-properties fo:padding="0.0382in" fo:border="none"/>
    </style:style>
    <style:style style:name="Table6" style:family="table">
      <style:table-properties style:width="2.6in" fo:margin-left="0.5597in" fo:margin-right="2.8403in" table:align="margins" style:may-break-between-rows="false"/>
    </style:style>
    <style:style style:name="Table6.A" style:family="table-column">
      <style:table-column-properties style:column-width="1.6826in" style:rel-column-width="42411*"/>
    </style:style>
    <style:style style:name="Table6.B" style:family="table-column">
      <style:table-column-properties style:column-width="0.9174in" style:rel-column-width="23124*"/>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7" style:family="table">
      <style:table-properties style:width="5.4007in" table:align="right"/>
    </style:style>
    <style:style style:name="Table7.A" style:family="table-column">
      <style:table-column-properties style:column-width="5.4007in"/>
    </style:style>
    <style:style style:name="Table7.A1" style:family="table-cell">
      <style:table-cell-properties fo:padding="0.0382in" fo:border="none"/>
    </style:style>
    <style:style style:name="Table8" style:family="table">
      <style:table-properties style:width="5.391in" table:align="right"/>
    </style:style>
    <style:style style:name="Table8.A" style:family="table-column">
      <style:table-column-properties style:column-width="5.391in"/>
    </style:style>
    <style:style style:name="Table8.A1" style:family="table-cell">
      <style:table-cell-properties fo:padding="0.0382in" fo:border="none"/>
    </style:style>
    <style:style style:name="Table5" style:family="table">
      <style:table-properties style:width="5.5097in" table:align="right" style:shadow="none"/>
    </style:style>
    <style:style style:name="Table5.A" style:family="table-column">
      <style:table-column-properties style:column-width="1.4799in"/>
    </style:style>
    <style:style style:name="Table5.B" style:family="table-column">
      <style:table-column-properties style:column-width="4.0271in"/>
    </style:style>
    <style:style style:name="Table5.A1" style:family="table-cell">
      <style:table-cell-properties fo:padding-left="0.0403in" fo:padding-right="0.0403in" fo:padding-top="0.0403in" fo:padding-bottom="0.1201in" fo:border="none"/>
    </style:style>
    <style:style style:name="Table36" style:family="table">
      <style:table-properties style:width="3.5451in" fo:margin-left="0.4056in" fo:margin-right="-0.0014in" table:align="margins" style:shadow="none" style:may-break-between-rows="false"/>
    </style:style>
    <style:style style:name="Table36.A" style:family="table-column">
      <style:table-column-properties style:column-width="0.7222in" style:rel-column-width="1040*"/>
    </style:style>
    <style:style style:name="Table36.B" style:family="table-column">
      <style:table-column-properties style:column-width="2.8201in" style:rel-column-width="4063*"/>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6in" style:type="right" style:leader-style="dotted" style:leader-text="."/>
        </style:tab-stops>
      </style:paragraph-properties>
    </style:style>
    <style:style style:name="P3" style:family="paragraph" style:parent-style-name="Contents_20_2">
      <style:paragraph-properties>
        <style:tab-stops>
          <style:tab-stop style:position="5.8035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paragraph-properties fo:text-align="end" style:justify-single-word="false"/>
    </style:style>
    <style:style style:name="P6" style:family="paragraph" style:parent-style-name="Text_20_body">
      <style:text-properties fo:language="en" fo:country="US"/>
    </style:style>
    <style:style style:name="P7" style:family="paragraph" style:parent-style-name="Standard">
      <style:text-properties style:font-name="Courier1" fo:font-size="8pt" style:font-size-asian="8pt" style:font-size-complex="8pt"/>
    </style:style>
    <style:style style:name="T1" style:family="text">
      <style:text-properties fo:language="en" fo:country="US"/>
    </style:style>
    <style:style style:name="T2" style:family="text" style:parent-style-name="Source_20_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Times New Roman"/>
    </style:style>
    <style:style style:name="Sect1" style:family="section">
      <style:section-properties style:editable="false">
        <style:columns fo:column-count="0"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OpenEXR File Layout</text:p>
      <text:p text:style-name="P1">Last Update: <text:date style:data-style-name="N37" text:date-value="2007-11-27T19:21:27">11/27/07</text:date></text:p>
      <text:p text:style-name="Standard"/>
      <text:p text:style-name="Text_20_body"/>
      <text:p text:style-name="Text_20_body">This document gives an overview of the layout of OpenEXR image files as byte sequences. <text:s/>The text assumes that the reader is familiar with OpenEXR terms such as "channel", "attribute" or "data window". <text:s/>For an explanation of those terms see the Technical Introduction to OpenEXR.</text:p>
      <text:p text:style-name="Text_20_body">This document does not define the OpenEXR file format. <text:s/>OpenEXR is defined as the file format that is read and written by the IlmImf open-source C++ library. <text:s/>If this document and the IlmImf library disagree, then the library takes preceden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Basic Data Types<text:tab/>2</text:p>
          <text:p text:style-name="P3">Integers<text:tab/>2</text:p>
          <text:p text:style-name="P3">Floating-point numbers <text:tab/>2</text:p>
          <text:p text:style-name="P3">Text<text:tab/>2</text:p>
          <text:p text:style-name="P3">Packing<text:tab/>3</text:p>
          <text:p text:style-name="P2">File Layout<text:tab/>3</text:p>
          <text:p text:style-name="P3">High-Level Layout<text:tab/>3</text:p>
          <text:p text:style-name="P3">Magic Number<text:tab/>3</text:p>
          <text:p text:style-name="P3">Version Field<text:tab/>3</text:p>
          <text:p text:style-name="P3">Header<text:tab/>4</text:p>
          <text:p text:style-name="P3">Scan Line Blocks<text:tab/>4</text:p>
          <text:p text:style-name="P3">Line Offset Table<text:tab/>5</text:p>
          <text:p text:style-name="P3">Tiles<text:tab/>6</text:p>
          <text:p text:style-name="P3">Tile Offset Table<text:tab/>6</text:p>
          <text:p text:style-name="P2">Predefined Attribute Types<text:tab/>6</text:p>
          <text:p text:style-name="P2">Sample File<text:tab/>8</text:p>
        </text:index-body>
      </text:table-of-content>
      <text:p text:style-name="Text_20_body"/>
      <text:h text:style-name="Heading_20_2" text:outline-level="2" text:is-list-header="true"/>
      <text:h text:style-name="P4" text:outline-level="1" text:is-list-header="true">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1">endian, that is,</text:span> the least significant byte is closest to the start of the file.</text:p>
      <text:p text:style-name="Text_20_body"><text:span text:style-name="T1">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name</text:p>
            </table:table-cell>
            <table:table-cell table:style-name="Table1.A1" office:value-type="string">
              <text:p text:style-name="Text_20_body">signed</text:p>
            </table:table-cell>
            <table:table-cell table:style-name="Table1.A1" office:value-type="string">
              <text:p text:style-name="Text_20_body">size in bytes</text:p>
            </table:table-cell>
          </table:table-row>
        </table:table-header-rows>
        <table:table-row>
          <table:table-cell table:style-name="Table1.A1" office:value-type="string">
            <text:p text:style-name="Text_20_body"><text:span text:style-name="T2">unsigned char</text:span></text:p>
          </table:table-cell>
          <table:table-cell table:style-name="Table1.A1" office:value-type="string">
            <text:p text:style-name="Text_20_body">no</text:p>
          </table:table-cell>
          <table:table-cell table:style-name="Table1.C2" office:value-type="float" office:value="1">
            <text:p text:style-name="P5">1</text:p>
          </table:table-cell>
        </table:table-row>
        <table:table-row>
          <table:table-cell table:style-name="Table1.A1" office:value-type="string">
            <text:p text:style-name="Text_20_body"><text:span text:style-name="T2">short</text:span></text:p>
          </table:table-cell>
          <table:table-cell table:style-name="Table1.A1" office:value-type="string">
            <text:p text:style-name="Text_20_body">yes</text:p>
          </table:table-cell>
          <table:table-cell table:style-name="Table1.C2" office:value-type="float" office:value="2">
            <text:p text:style-name="P5">2</text:p>
          </table:table-cell>
        </table:table-row>
        <table:table-row>
          <table:table-cell table:style-name="Table1.A4" office:value-type="string">
            <text:p text:style-name="Text_20_body"><text:span text:style-name="T2">unsigned short</text:span></text:p>
          </table:table-cell>
          <table:table-cell table:style-name="Table1.A1" office:value-type="string">
            <text:p text:style-name="Text_20_body">no</text:p>
          </table:table-cell>
          <table:table-cell table:style-name="Table1.C2" office:value-type="float" office:value="2">
            <text:p text:style-name="P5">2</text:p>
          </table:table-cell>
        </table:table-row>
        <table:table-row>
          <table:table-cell table:style-name="Table1.A1" office:value-type="string">
            <text:p text:style-name="Text_20_body"><text:span text:style-name="T2">int</text:span></text:p>
          </table:table-cell>
          <table:table-cell table:style-name="Table1.A1" office:value-type="string">
            <text:p text:style-name="Text_20_body">yes</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int</text:span></text:p>
          </table:table-cell>
          <table:table-cell table:style-name="Table1.A1" office:value-type="string">
            <text:p text:style-name="Text_20_body">no</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long</text:span></text:p>
          </table:table-cell>
          <table:table-cell table:style-name="Table1.A1" office:value-type="string">
            <text:p text:style-name="Text_20_body">no</text:p>
          </table:table-cell>
          <table:table-cell table:style-name="Table1.C2" office:value-type="float" office:value="8">
            <text:p text:style-name="P5">8</text:p>
          </table:table-cell>
        </table:table-row>
      </table:table>
      <text:h text:style-name="Heading_20_2" text:outline-level="2" text:is-list-header="true">Floating-point numbers </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1">point</text:span> numbers is analogous to IEEE 754, but with 5 exponent bits and 10 bits for the fraction. <text:s/>The exponent bias is 15. <text:s/>Floating-point numbers are little-endian: the least significant bits of the fraction are in the byte closest to the beginning of the file, while the sign bit and the most significant bits of the exponent are in the byte closest to the end of the file.</text:p>
      <text:p text:style-name="Text_20_body">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ext_20_body">name</text:p>
            </table:table-cell>
            <table:table-cell table:style-name="Table2.A1" office:value-type="string">
              <text:p text:style-name="Text_20_body">Size in bytes</text:p>
            </table:table-cell>
          </table:table-row>
        </table:table-header-rows>
        <table:table-row>
          <table:table-cell table:style-name="Table2.A1" office:value-type="string">
            <text:p text:style-name="Text_20_body"><text:span text:style-name="T2">half</text:span></text:p>
          </table:table-cell>
          <table:table-cell table:style-name="Table2.B2" office:value-type="float" office:value="2">
            <text:p text:style-name="P5">2</text:p>
          </table:table-cell>
        </table:table-row>
        <table:table-row>
          <table:table-cell table:style-name="Table2.A1" office:value-type="string">
            <text:p text:style-name="Text_20_body"><text:span text:style-name="T2">float</text:span></text:p>
          </table:table-cell>
          <table:table-cell table:style-name="Table2.B2" office:value-type="float" office:value="4">
            <text:p text:style-name="P5">4</text:p>
          </table:table-cell>
        </table:table-row>
        <table:table-row>
          <table:table-cell table:style-name="Table2.A1" office:value-type="string">
            <text:p text:style-name="Text_20_body"><text:span text:style-name="T2">double</text:span></text:p>
          </table:table-cell>
          <table:table-cell table:style-name="Table2.B2" office:value-type="float" office:value="8">
            <text:p text:style-name="P5">8</text:p>
          </table:table-cell>
        </table:table-row>
      </table:table>
      <text:h text:style-name="Heading_20_2" text:outline-level="2" text:is-list-header="tru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
      <text:h text:style-name="Heading_20_2" text:outline-level="2" text:is-list-header="true">Packing</text:h>
      <text:p text:style-name="Text_20_body">Data in an OpenEXR file are densely packed; the file contains no "padding". <text:s/>For example, consider the following C <text:span text:style-name="T1">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
      <text:p text:style-name="Text_20_body">on most computers, the in-memory representation an <text:span text:style-name="Source_20_Text">SI</text:span> object occupies eight bytes: 2 bytes for <text:span text:style-name="Source_20_Text">s</text:span>, 2 padding bytes to ensure four-byte alignment of <text:span text:style-name="Source_20_Text">i</text:span>, and 4 bytes for <text:span text:style-name="Source_20_Text">i</text:span>. <text:s/>In an OpenEXR file the same same object would consume only six bytes: 2 bytes for <text:span text:style-name="Source_20_Text">s</text:span> and 4 bytes for <text:span text:style-name="Source_20_Text">i</text:span>. <text:s/>The two padding bytes are not stored in the file.</text:p>
      <text:p text:style-name="Text_20_body"/>
      <text:h text:style-name="Heading_20_1" text:outline-level="1" text:is-list-header="true">File Layout</text:h>
      <text:h text:style-name="Heading_20_2" text:outline-level="2" text:is-list-header="true">High-Level Layout</text:h>
      <text:p text:style-name="Text_20_body">Depending on whether the pixels in an OpenEXR file are stored as scan lines or as tiles, the file consists of the following components:</text:p>
      <table:table table:name="Table3" table:style-name="Table3">
        <table:table-column table:style-name="Table3.A"/>
        <table:table-column table:style-name="Table3.B"/>
        <table:table-header-rows>
          <table:table-row>
            <table:table-cell table:style-name="Table3.A1" office:value-type="string">
              <text:p text:style-name="Text_20_body">file with scan lines:</text:p>
            </table:table-cell>
            <table:table-cell table:style-name="Table3.B1" office:value-type="string">
              <text:p text:style-name="Text_20_body">file with tiles:</text:p>
            </table:table-cell>
          </table:table-row>
        </table:table-header-rows>
        <table:table-row>
          <table:table-cell table:style-name="Table3.A1" office:value-type="string">
            <text:p text:style-name="Text_20_body"/>
          </table:table-cell>
          <table:table-cell table:style-name="Table3.A1" office:value-type="string">
            <text:p text:style-name="Text_20_body"/>
          </table:table-cell>
        </table:table-row>
        <table:table-row>
          <table:table-cell table:style-name="Table3.A1" office:value-type="string">
            <text:p text:style-name="Text_20_body">magic number</text:p>
          </table:table-cell>
          <table:table-cell table:style-name="Table3.A1" office:value-type="string">
            <text:p text:style-name="Text_20_body">magic number</text:p>
          </table:table-cell>
        </table:table-row>
        <table:table-row>
          <table:table-cell table:style-name="Table3.A1" office:value-type="string">
            <text:p text:style-name="Text_20_body">version field</text:p>
          </table:table-cell>
          <table:table-cell table:style-name="Table3.A1" office:value-type="string">
            <text:p text:style-name="Text_20_body">version field</text:p>
          </table:table-cell>
        </table:table-row>
        <table:table-row>
          <table:table-cell table:style-name="Table3.A1" office:value-type="string">
            <text:p text:style-name="Text_20_body">header</text:p>
          </table:table-cell>
          <table:table-cell table:style-name="Table3.A1" office:value-type="string">
            <text:p text:style-name="Text_20_body">header</text:p>
          </table:table-cell>
        </table:table-row>
        <table:table-row>
          <table:table-cell table:style-name="Table3.A1" office:value-type="string">
            <text:p text:style-name="Text_20_body">line offset table</text:p>
          </table:table-cell>
          <table:table-cell table:style-name="Table3.A1" office:value-type="string">
            <text:p text:style-name="Text_20_body">tile offset table</text:p>
          </table:table-cell>
        </table:table-row>
        <table:table-row>
          <table:table-cell table:style-name="Table3.A1" office:value-type="string">
            <text:p text:style-name="Text_20_body">scan line blocks</text:p>
          </table:table-cell>
          <table:table-cell table:style-name="Table3.A1" office:value-type="string">
            <text:p text:style-name="Text_20_body">tiles</text:p>
          </table:table-cell>
        </table:table-row>
      </table:table>
      <text:p text:style-name="Text_20_body"/>
      <text:h text:style-name="Heading_20_2" text:outline-level="2" text:is-list-header="true">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Version Field</text:h>
      <text:p text:style-name="Text_20_body">The version field, of type <text:span text:style-name="Source_20_Text">int</text:span>, is treated as two separate bit fields. <text:s/>The 8 least significant bits (bits 0 through 7) contain the file format version number. <text:s/>The 24 most significant bits (8 through 31) are treated as a set of boolean flags. <text:s/></text:p>
      <text:p text:style-name="Text_20_body">The current OpenEXR version number is 2. <text:s/>(Version 1 was used internally by ILM before OpenEXR was released as open source. <text:s/>The IlmImf library can no longer read or write version 1 files.) </text:p>
      <text:p text:style-name="Text_20_body">Bit number 9 of the version field (bit mask 0x200) indicates how the pixels in the file are stored. <text:s/>If the bit is zero, the pixels are stored as scan lines; if the bit is one, the pixels are stored as tiles. <text:s/>The remaining 23 flags in the version field are currently unused and should be set to zero. <text:s/></text:p>
      <text:p text:style-name="Text_20_body">This means that currently there are only two valid settings for the version number field: 0x2 for scan-line based images, and 0x202 for tiled images.</text:p>
      <text:h text:style-name="Heading_20_2" text:outline-level="2" text:is-list-header="true"><text:reference-mark-start text:name="Header"/>Header<text:reference-mark-end text:name="Header"/></text:h>
      <text:p text:style-name="Text_20_body">The header is a sequence of attributes, followed by a single null byte (0x00). <text:s/>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
      <text:p text:style-name="Text_20_body">The attribute name and the attribute type are null-terminated text strings. <text:s/>Excluding the null byte, the name and type must each be as least 1 byte and at most 31 bytes long.</text:p>
      <text:p text:style-name="Text_20_body">The attribute size, of type <text:span text:style-name="Source_20_Text">int</text:span>, indicates the size, in bytes, of the attribute value.</text:p>
      <text:p text:style-name="Text_20_body">The layout of the attribute value depends on the attribute type. <text:s/>The IlmImf library predefines several different attribute types (see page <text:reference-ref text:reference-format="page" text:ref-name="Predefined attribute types">6</text:reference-ref>). <text:s/>Application programs can define and store additional attribute types.</text:p>
      <text:p text:style-name="Text_20_body">The header of every OpenEXR file must contain at least the following attributes:</text:p>
      <text:p text:style-name="Text_20_body"/>
      <table:table table:name="Table35" table:style-name="Table35">
        <table:table-column table:style-name="Table35.A"/>
        <table:table-column table:style-name="Table35.B"/>
        <table:table-header-rows>
          <table:table-row>
            <table:table-cell table:style-name="Table35.A1" office:value-type="string">
              <text:p text:style-name="Text_20_body">attribute name</text:p>
            </table:table-cell>
            <table:table-cell table:style-name="Table35.A1" office:value-type="string">
              <text:p text:style-name="Text_20_body">attribute type</text:p>
            </table:table-cell>
          </table:table-row>
        </table:table-header-rows>
        <table:table-row>
          <table:table-cell table:style-name="Table35.A1" office:value-type="string">
            <text:p text:style-name="Text_20_body"><text:span text:style-name="T2">channels</text:span></text:p>
          </table:table-cell>
          <table:table-cell table:style-name="Table35.A1" office:value-type="string">
            <text:p text:style-name="Text_20_body"><text:span text:style-name="T2">chlist</text:span></text:p>
          </table:table-cell>
        </table:table-row>
        <table:table-row>
          <table:table-cell table:style-name="Table35.A1" office:value-type="string">
            <text:p text:style-name="Text_20_body"><text:span text:style-name="T2">compression</text:span></text:p>
          </table:table-cell>
          <table:table-cell table:style-name="Table35.A1" office:value-type="string">
            <text:p text:style-name="Text_20_body"><text:span text:style-name="T2">compression</text:span></text:p>
          </table:table-cell>
        </table:table-row>
        <table:table-row>
          <table:table-cell table:style-name="Table35.A1" office:value-type="string">
            <text:p text:style-name="Text_20_body"><text:span text:style-name="T2">data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display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lineOrder</text:span></text:p>
          </table:table-cell>
          <table:table-cell table:style-name="Table35.A1" office:value-type="string">
            <text:p text:style-name="Text_20_body"><text:span text:style-name="T2">lineOrder</text:span></text:p>
          </table:table-cell>
        </table:table-row>
        <table:table-row>
          <table:table-cell table:style-name="Table35.A1" office:value-type="string">
            <text:p text:style-name="Text_20_body"><text:span text:style-name="T2">pixelAspectRatio</text:span></text:p>
          </table:table-cell>
          <table:table-cell table:style-name="Table35.A1" office:value-type="string">
            <text:p text:style-name="Text_20_body"><text:span text:style-name="T2">float</text:span></text:p>
          </table:table-cell>
        </table:table-row>
        <table:table-row>
          <table:table-cell table:style-name="Table35.A1" office:value-type="string">
            <text:p text:style-name="Text_20_body"><text:span text:style-name="T2">screenWindowCenter</text:span></text:p>
          </table:table-cell>
          <table:table-cell table:style-name="Table35.A1" office:value-type="string">
            <text:p text:style-name="Text_20_body"><text:span text:style-name="T2">v2f</text:span></text:p>
          </table:table-cell>
        </table:table-row>
        <table:table-row>
          <table:table-cell table:style-name="Table35.A1" office:value-type="string">
            <text:p text:style-name="Text_20_body"><text:span text:style-name="T2">screenWindowWidth</text:span></text:p>
          </table:table-cell>
          <table:table-cell table:style-name="Table35.A1" office:value-type="string">
            <text:p text:style-name="Text_20_body"><text:span text:style-name="T2">float</text:span></text:p>
          </table:table-cell>
        </table:table-row>
      </table:table>
      <text:p text:style-name="Text_20_body"/>
      <text:p text:style-name="Text_20_body">In addition, every tiled file must contain a tile description attribute, with name "tiles" and type "tiledesc". <text:s/>The tile description attribute determines the size of the tiles and the number of resolution levels in the file. <text:s/></text:p>
      <text:p text:style-name="Text_20_body">The IlmImf library ignores tile description attributes in scan-line based files. <text:s/>The decision whether the file contains scan lines or tiles is based on the file's version field, not on the presence of a tile description attribute.</text:p>
      <text:h text:style-name="Heading_20_2" text:outline-level="2" text:is-list-header="true"/>
      <text:h text:style-name="Heading_20_2" text:outline-level="2" text:is-list-header="true">Scan Line Blocks</text:h>
      <text:p text:style-name="Text_20_body">One or more scan lines are stored together as a scan-line block. <text:s/>The number of scan lines per block depends on how the pixel data are compressed:</text:p>
      <table:table table:name="Table6" table:style-name="Table6">
        <table:table-column table:style-name="Table6.A"/>
        <table:table-column table:style-name="Table6.B"/>
        <table:table-header-rows>
          <table:table-row>
            <table:table-cell table:style-name="Table6.A1" office:value-type="string">
              <text:p text:style-name="Text_20_body">compression method</text:p>
            </table:table-cell>
            <table:table-cell table:style-name="Table6.A1" office:value-type="string">
              <text:p text:style-name="Text_20_body">number of scan lines per block</text:p>
            </table:table-cell>
          </table:table-row>
        </table:table-header-rows>
        <table:table-row>
          <table:table-cell table:style-name="Table6.A1" office:value-type="string">
            <text:p text:style-name="Text_20_body"><text:span text:style-name="T2">NO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RLE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S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PIZ_COMPRESSION</text:span></text:p>
          </table:table-cell>
          <table:table-cell table:style-name="Table6.B2" office:value-type="float" office:value="32">
            <text:p text:style-name="P5">32</text:p>
          </table:table-cell>
        </table:table-row>
        <table:table-row>
          <table:table-cell table:style-name="Table6.A1" office:value-type="string">
            <text:p text:style-name="Text_20_body"><text:span text:style-name="T2">PXR24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B44_COMPRESSION</text:span></text:p>
          </table:table-cell>
          <table:table-cell table:style-name="Table6.B8" office:value-type="string">
            <text:p text:style-name="P5">32</text:p>
          </table:table-cell>
        </table:table-row>
        <table:table-row>
          <table:table-cell table:style-name="Table6.A1" office:value-type="string">
            <text:p text:style-name="Text_20_body"><text:span text:style-name="T2">B44A_COMPRESSION</text:span></text:p>
          </table:table-cell>
          <table:table-cell table:style-name="Table6.B8" office:value-type="string">
            <text:p text:style-name="P5">32</text:p>
          </table:table-cell>
        </table:table-row>
      </table:table>
      <text:p text:style-name="Text_20_body"/>
      <text:p text:style-name="Text_20_body">Each scan line block has a y coordinate of type <text:span text:style-name="Source_20_Text">int. </text:span>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3"> </text:span>y.</text:p>
      <text:p text:style-name="Text_20_body">If the height of the image's data window is not a multiple of the number of scan lines per block, then the block that contains the bottom scan line contains fewer scan lines than the other blocks. </text:p>
      <text:p text:style-name="Text_20_body"/>
      <text:p text:style-name="Text_20_body">The layout of a scan line block is as follows:</text:p>
      <table:table table:name="Table7" table:style-name="Table7">
        <table:table-column table:style-name="Table7.A"/>
        <table:table-header-rows>
          <table:table-row>
            <table:table-cell table:style-name="Table7.A1" office:value-type="string">
              <text:p text:style-name="Text_20_body">y coordinate</text:p>
            </table:table-cell>
          </table:table-row>
        </table:table-header-rows>
        <table:table-row>
          <table:table-cell table:style-name="Table7.A1" office:value-type="string">
            <text:p text:style-name="Text_20_body">pixel data size</text:p>
          </table:table-cell>
        </table:table-row>
        <table:table-row>
          <table:table-cell table:style-name="Table7.A1" office:value-type="string">
            <text:p text:style-name="Text_20_body">pixel data</text:p>
          </table:table-cell>
        </table:table-row>
      </table:table>
      <text:p text:style-name="Text_20_body"/>
      <text:p text:style-name="Text_20_body">The pixel data size, of type <text:span text:style-name="Source_20_Text">int</text:span>, indicates the number of bytes occupied by the actual pixel data. <text:s/></text:p>
      <text:p text:style-name="Text_20_body">Within the pixel data, scan lines are stored top to bottom. <text:s/>Each scan line is contiguous, and within a scan line the data for each channel are contiguous. <text:s/>Channels are stored in alphabetical order, according to channel names. <text:s/>Within a channel, pixels are stored left to right. <text:s/></text:p>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Line Offset Table</text:h>
      <text:p text:style-name="Text_20_body">The line offset table allows random access to scan line blocks. <text:s/>The table is a sequence of scan line offsets, with one offset per scan line block. <text:s/>A scan line offset, of type <text:span text:style-name="Source_20_Text">unsigned long</text:span>, indicates the distance, in bytes, between the start of the file and the start of the scan line block. <text:s/>In the table, scan line offsets are ordered according to increasing scan line y coordinates.</text:p>
      <text:h text:style-name="Heading_20_2" text:outline-level="2" text:is-list-header="true"/>
      <text:h text:style-name="Heading_20_2" text:outline-level="2" text:is-list-header="true"/>
      <text:h text:style-name="Heading_20_2" text:outline-level="2" text:is-list-header="true">Tiles</text:h>
      <text:p text:style-name="Text_20_body">The layout of a tile is as follows:</text:p>
      <table:table table:name="Table8" table:style-name="Table8">
        <table:table-column table:style-name="Table8.A"/>
        <table:table-header-rows>
          <table:table-row>
            <table:table-cell table:style-name="Table8.A1" office:value-type="string">
              <text:p text:style-name="Text_20_body">tile coordinates</text:p>
            </table:table-cell>
          </table:table-row>
        </table:table-header-rows>
        <table:table-row>
          <table:table-cell table:style-name="Table8.A1" office:value-type="string">
            <text:p text:style-name="Text_20_body">pixel data size</text:p>
          </table:table-cell>
        </table:table-row>
        <table:table-row>
          <table:table-cell table:style-name="Table8.A1" office:value-type="string">
            <text:p text:style-name="Text_20_body">pixel data</text:p>
          </table:table-cell>
        </table:table-row>
      </table:table>
      <text:p text:style-name="Text_20_body"/>
      <text:p text:style-name="Text_20_body">The tile coordinates, a sequence of four <text:span text:style-name="Source_20_Text">int</text:span>s, tileX, tileY, levelX, levelY indicate the tile's position and resolution level. <text:s/>The pixel data size, of type <text:span text:style-name="Source_20_Text">int</text:span>, indicates the number of bytes occupied by the pixel data. <text:s/></text:p>
      <text:p text:style-name="Text_20_body">The pixel in a tile data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 text:is-list-header="true">Tile Offset Table</text:h>
      <text:p text:style-name="Text_20_body">The tile offset table allows random access to tiles. <text:s/>The table is a sequence of tile offsets, one offset per tile. <text:s/>A tile offset, of type <text:span text:style-name="Source_20_Text">unsigned long</text:span>, indicates the distance, in bytes, between the start of the file and the start of the tile. <text:s/>In the table scan line offsets are sorted the same way as tiles in <text:span text:style-name="Source_20_Text">INCREASING_Y</text:span> order.</text:p>
      <text:h text:style-name="Heading_20_1" text:outline-level="1" text:is-list-header="true"><text:reference-mark-start text:name="Predefined attribute types"/>Predefined Attribute Types<text:reference-mark-end text:name="Predefined attribute types"/></text:h>
      <text:p text:style-name="Text_20_body">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Predefined_20_Attributes">type name</text:p>
            </table:table-cell>
            <table:table-cell table:style-name="Table5.A1" office:value-type="string">
              <text:p text:style-name="Predefined_20_Attributes">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able:table-row>
          <table:table-cell table:style-name="Table5.A1" office:value-type="string">
            <text:p text:style-name="Predefined_20_Attributes">chlist</text:p>
          </table:table-cell>
          <table:table-cell table:style-name="Table5.A1" office:value-type="string">
            <text:p text:style-name="Predefined_20_Attributes">A sequence of channels followed by a null byte (0x00).</text:p>
            <text:p text:style-name="Predefined_20_Attributes"/>
            <text:p text:style-name="Predefined_20_Attributes">Channel layout:</text:p>
            <text:p text:style-name="Predefined_20_Attributes"/>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31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4">×</text:span>width<text:span text:style-name="T4">×</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Header section, on page <text:reference-ref text:reference-format="page" text:ref-name="Header">4</text:reference-ref>).</text:p>
          </table:table-cell>
        </table:table-row>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4">×</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p text:style-name="Predefined_20_Attributes"/>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1">compressed. <text:s/>The entire file is 415 bytes long. <text:s/></text:span></text:p>
      <text:p text:style-name="P6">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6"/>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7-11-27T19:21:27</dc:date>
    <meta:print-date>2006-03-26T14:40:48</meta:print-date>
    <dc:language>en-US</dc:language>
    <meta:editing-cycles>30</meta:editing-cycles>
    <meta:editing-duration>PT11H57M56S</meta:editing-duration>
    <meta:user-defined meta:name="Info 1"/>
    <meta:user-defined meta:name="Info 2"/>
    <meta:user-defined meta:name="Info 3"/>
    <meta:user-defined meta:name="Info 4"/>
    <meta:document-statistic meta:table-count="36" meta:image-count="0" meta:object-count="0" meta:page-count="11" meta:paragraph-count="340" meta:word-count="2923" meta:character-count="18123"/>
  </office:meta>
</office:document-meta>
</file>